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you'll find some example content to show Aloha's possibilities regarding any kind of formatting.</text:p>
      <text:p text:style-name="Standard"/>
      <text:p text:style-name="Standard">Headline 1</text:p>
      <text:p text:style-name="Standard"/>
      <text:p text:style-name="Standard">Headline 2</text:p>
      <text:p text:style-name="Standard"/>
      <text:p text:style-name="Standard">Headline 3</text:p>
      <text:p text:style-name="Standard"/>
      <text:p text:style-name="Standard">Headline 4</text:p>
      <text:p text:style-name="Standard"/>
      <text:p text:style-name="Standard">Headline 5</text:p>
      <text:p text:style-name="Standard"/>
      <text:p text:style-name="Standard">Headline 6</text:p>
      <text:p text:style-name="Standard"/>
      <text:p text:style-name="Standard">Here we test, a link and other formattings such as bold, italic or deleted text. You may also use formattings for maths 2 2 = 4 or chemical formulas like CO2. Or you may edit tables as you do in office products.</text:p>
      <text:p text:style-name="Standard">This<text:tab/>is<text:tab/>a<text:tab/>demo</text:p>
      <text:p text:style-name="Standard">table<text:tab/>with<text:tab/>an</text:p>
      <text:p text:style-name="Standard">awesome<text:tab/>column</text:p>
      <text:p text:style-name="Standard">and<text:tab/>row<text:tab/>span<text:tab/>!</text:p>
      <text:p text:style-name="Standard">describe the table</text:p>
      <text:p text:style-name="Standard"/>
      <text:p text:style-name="Standard">List entry</text:p>
      <text:p text:style-name="Standard">List entry</text:p>
      <text:p text:style-name="Standard">List entry</text:p>
      <text:p text:style-name="Standard">List entry</text:p>
      <text:p text:style-name="Standard">List entry</text:p>
      <text:p text:style-name="Standard">List entry</text:p>
      <text:p text:style-name="Standard">List entry</text:p>
      <text:p text:style-name="Standard">List entry</text:p>
      <text:p text:style-name="Standard">List entry</text:p>
      <text:p text:style-name="Standard">List entry</text:p>
      <text:p text:style-name="Standard">List entry</text:p>
      <text:p text:style-name="Standard">List entry</text:p>
      <text:p text:style-name="Standard">List entry</text:p>
      <text:p text:style-name="Standard">List entry</text:p>
      <text:p text:style-name="Standard">List entry</text:p>
      <text:p text:style-name="Standard">List entry</text:p>
      <text:p text:style-name="Standard"/>
      <text:p text:style-name="Standard">For better sematical understanding and WAI compatibility you can describe abbreviations like HTML and C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6T16:47:46</meta:creation-date>
    <meta:document-statistic meta:table-count="0" meta:image-count="0" meta:object-count="0" meta:page-count="1" meta:paragraph-count="30" meta:word-count="132" meta:character-count="711"/>
    <dc:date>2011-10-06T17:00:20</dc:date>
    <meta:editing-duration>PT12M35S</meta:editing-duration>
    <meta:editing-cycles>1</meta:editing-cycles>
    <meta:generator>LibreOffice/3.3$Unix LibreOffice_project/330m19$Build-202</meta:generator>
  </office:meta>
</office:document-meta>
</file>